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25-08-0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25-01-3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24-10-28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24-03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22-10-1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6576" calcext:value-type="float">
            <text:p>60.9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21-10-1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20-10-2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19-09-29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16-10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1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1216" calcext:value-type="float">
            <text:p>48.5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6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432" calcext:value-type="float">
            <text:p>49.1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9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1752" calcext:value-type="float">
            <text:p>46.0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3616" calcext:value-type="float">
            <text:p>48.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8624" calcext:value-type="float">
            <text:p>49.1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8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7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256" calcext:value-type="float">
            <text:p>45.8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6712" calcext:value-type="float">
            <text:p>51.4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5288" calcext:value-type="float">
            <text:p>48.4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4272" calcext:value-type="float">
            <text:p>62.3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5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6416" calcext:value-type="float">
            <text:p>48.2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4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3604</text:p>
          </table:table-cell>
          <table:table-cell office:value-type="string" calcext:value-type="string">
            <text:p>Rio Medina Quad</text:p>
          </table:table-cell>
          <table:table-cell office:value-type="string" calcext:value-type="string">
            <text:p>193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42" meta:object-count="0"/>
    <meta:user-defined meta:name="AppVersion">3.0</meta:user-defined>
  </office:meta>
</office:document-meta>
</file>